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ource Code Pro" svg:font-family="'Source Code Pro', monospace"/>
    <style:font-face style:name="var font-code" svg:font-family="'var font-code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</style:style>
    <style:style style:name="P2" style:family="paragraph" style:parent-style-name="Text_20_body">
      <style:paragraph-properties fo:margin-top="0cm" fo:margin-bottom="0cm" style:contextual-spacing="false" fo:line-height="150%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7" style:family="paragraph" style:parent-style-name="Text_20_body">
      <style:text-properties fo:color="#000000" loext:opacity="100%"/>
    </style:style>
    <style:style style:name="P8" style:family="paragraph" style:parent-style-name="List_20_Heading" style:list-style-name="L1">
      <style:paragraph-properties fo:margin-top="0cm" fo:margin-bottom="0cm" style:contextual-spacing="false" fo:line-height="150%" fo:orphans="2" fo:widows="2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orphans="2" fo:widows="2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3" style:family="paragraph" style:parent-style-name="Text_20_body" style:list-style-name="L3">
      <style:paragraph-properties fo:margin-top="0cm" fo:margin-bottom="0cm" style:contextual-spacing="false" fo:line-height="150%" fo:orphans="2" fo:widows="2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5" style:family="paragraph" style:parent-style-name="Text_20_body" style:list-style-name="L5">
      <style:paragraph-properties fo:margin-top="0cm" fo:margin-bottom="0cm" style:contextual-spacing="false" fo:line-height="150%" fo:orphans="2" fo:widows="2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7" style:family="paragraph" style:parent-style-name="Text_20_body" style:list-style-name="L4">
      <style:paragraph-properties fo:margin-top="0cm" fo:margin-bottom="0cm" style:contextual-spacing="false" fo:line-height="150%"/>
    </style:style>
    <style:style style:name="P1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PT Sans" fo:font-size="11.25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PT Sans" fo:font-size="11.25pt" fo:letter-spacing="normal" fo:font-style="normal" fo:font-weight="normal"/>
    </style:style>
    <style:style style:name="P20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PT Sans" fo:font-size="11.2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PT Sans" fo:font-size="11.25pt" fo:letter-spacing="normal" fo:font-style="normal" fo:font-weight="normal"/>
    </style:style>
    <style:style style:name="P22" style:family="paragraph" style:parent-style-name="Text_20_body">
      <style:paragraph-properties fo:margin-top="0cm" fo:margin-bottom="0cm" style:contextual-spacing="false" fo:line-height="150%" fo:break-before="page"/>
      <style:text-properties fo:font-variant="normal" fo:text-transform="none" fo:color="#000000" loext:opacity="100%" style:font-name="Source Code Pro" fo:font-size="11.25pt" fo:letter-spacing="normal" fo:font-style="normal" fo:font-weight="bold" officeooo:paragraph-rsid="00159069"/>
    </style:style>
    <style:style style:name="P23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Source Code Pro" fo:font-size="11.25pt" fo:letter-spacing="normal" fo:font-style="normal" fo:font-weight="bold" officeooo:paragraph-rsid="00159069"/>
    </style:style>
    <style:style style:name="P24" style:family="paragraph" style:parent-style-name="Text_20_body">
      <style:text-properties fo:font-variant="normal" fo:text-transform="none" style:font-name="Source Code Pro" fo:font-size="11.25pt" fo:letter-spacing="normal" fo:font-style="normal" fo:font-weight="bold" officeooo:paragraph-rsid="00177ea7"/>
    </style:style>
    <style:style style:name="P25" style:family="paragraph" style:parent-style-name="Text_20_body">
      <style:text-properties fo:font-variant="normal" fo:text-transform="none" style:font-name="Source Code Pro" fo:font-size="11.25pt" fo:letter-spacing="normal" fo:font-style="normal" fo:font-weight="bold" officeooo:paragraph-rsid="00177ea7" style:font-weight-asian="bold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Text_20_body">
      <style:text-properties officeooo:paragraph-rsid="00159069"/>
    </style:style>
    <style:style style:name="P28" style:family="paragraph" style:parent-style-name="Text_20_body">
      <style:text-properties officeooo:paragraph-rsid="00177ea7"/>
    </style:style>
    <style:style style:name="T1" style:family="text">
      <style:text-properties style:font-name="Source Code Pro" officeooo:rsid="00159069" style:font-weight-asian="normal" style:font-weight-complex="normal" loext:padding="0cm" loext:border="none"/>
    </style:style>
    <style:style style:name="T2" style:family="text">
      <style:text-properties style:font-name="Source Code Pro" officeooo:rsid="00159069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3" style:family="text">
      <style:text-properties style:font-name="Source Code Pro"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4" style:family="text">
      <style:text-properties style:font-name="Source Code Pro" fo:font-weight="normal" style:font-weight-asian="normal" style:font-weight-complex="normal" loext:padding="0cm" loext:border="none"/>
    </style:style>
    <style:style style:name="T5" style:family="text">
      <style:text-properties style:font-name="Source Code Pro" fo:font-weight="normal" officeooo:rsid="0019280d" style:font-weight-asian="normal" style:font-weight-complex="normal" loext:padding="0cm" loext:border="none"/>
    </style:style>
    <style:style style:name="T6" style:family="text">
      <style:text-properties style:font-name="Source Code Pro" fo:font-weight="normal" officeooo:rsid="0019280d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7" style:family="text">
      <style:text-properties style:font-name="Source Code Pro" fo:font-weight="normal" officeooo:rsid="001a315a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font-variant="normal" fo:text-transform="none" style:font-name="Source Code Pro" fo:font-size="11.2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style:font-name="Source Code Pro" fo:font-size="11.25pt" fo:letter-spacing="normal" fo:font-style="normal" fo:font-weight="bold" loext:padding="0cm" loext:border="none"/>
    </style:style>
    <style:style style:name="T10" style:family="text">
      <style:text-properties fo:font-variant="normal" fo:text-transform="none" style:font-name="Source Code Pro" fo:font-size="11.25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11" style:family="text">
      <style:text-properties fo:font-variant="normal" fo:text-transform="none" style:font-name="PT Sans" fo:font-size="11.25pt" fo:letter-spacing="normal" fo:font-style="normal"/>
    </style:style>
    <style:style style:name="T12" style:family="text">
      <style:text-properties fo:font-variant="normal" fo:text-transform="none" style:font-name="PT Sans" fo:font-size="11.2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ource Code Pro" fo:font-size="11.25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Source Code Pro" fo:font-size="11.2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15" style:family="text">
      <style:text-properties fo:font-variant="normal" fo:text-transform="none" fo:color="#000000" loext:opacity="100%" style:font-name="Source Code Pro" fo:font-size="11.2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000000" loext:opacity="100%" style:font-name="Source Code Pro" fo:font-size="11.25pt" fo:letter-spacing="normal" fo:font-style="normal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17" style:family="text">
      <style:text-properties fo:font-variant="normal" fo:text-transform="none" fo:color="#000000" loext:opacity="100%" style:font-name="Source Code Pro" fo:font-size="11.25pt" fo:letter-spacing="normal" fo:font-style="normal" fo:font-weight="bold" officeooo:rsid="00159069"/>
    </style:style>
    <style:style style:name="T18" style:family="text">
      <style:text-properties fo:font-variant="normal" fo:text-transform="none" fo:color="#000000" loext:opacity="100%" style:font-name="Source Code Pro" fo:font-size="11.25pt" fo:letter-spacing="normal" fo:font-style="normal" fo:font-weight="bold" officeooo:rsid="00159069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Source Code Pro" fo:font-size="11.25pt" fo:letter-spacing="normal" fo:font-style="normal" fo:font-weight="bold" officeooo:rsid="00159069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20" style:family="text">
      <style:text-properties fo:font-variant="normal" fo:text-transform="none" fo:color="#000000" loext:opacity="100%" style:font-name="Source Code Pro" fo:font-size="11.25pt" fo:letter-spacing="normal" fo:font-style="normal" fo:font-weight="bold" officeooo:rsid="00177ea7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21" style:family="text">
      <style:text-properties fo:font-variant="normal" fo:text-transform="none" fo:color="#000000" loext:opacity="100%" style:font-name="Source Code Pro" fo:font-size="11.25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22" style:family="text">
      <style:text-properties fo:font-variant="normal" fo:text-transform="none" fo:color="#000000" loext:opacity="100%" style:font-name="Source Code Pro" fo:font-size="11.2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Source Code Pro" fo:font-size="11.25pt" fo:letter-spacing="normal" fo:font-style="normal" fo:font-weight="normal" officeooo:rsid="00159069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PT Sans" fo:font-size="11.2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PT Sans" fo:font-size="11.25pt" fo:letter-spacing="normal" fo:font-style="normal" fo:font-weight="normal" officeooo:rsid="00159069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Source Code Pro" fo:font-size="11.25pt" fo:letter-spacing="normal" fo:font-style="normal" style:text-underline-style="none" fo:font-weight="bold" style:text-blinking="false" loext:padding="0cm" loext:border="none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PT Sans" fo:font-size="11.25pt" fo:letter-spacing="normal" fo:font-style="normal" style:text-underline-style="none" fo:font-weight="normal" style:text-blinking="false" loext:padding="0cm" loext:border="none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Source Code Pro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30" style:family="text">
      <style:text-properties fo:color="#000000" loext:opacity="100%" style:font-name="Source Code Pro" fo:font-weight="bold" loext:padding="0cm" loext:border="none"/>
    </style:style>
    <style:style style:name="T31" style:family="text">
      <style:text-properties officeooo:rsid="0015906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59069" style:font-weight-asian="normal" style:font-weight-complex="normal"/>
    </style:style>
    <style:style style:name="T34" style:family="text">
      <style:text-properties style:font-name="PT Sans"/>
    </style:style>
    <style:style style:name="T35" style:family="text">
      <style:text-properties style:font-name="PT Sans" fo:font-weight="normal"/>
    </style:style>
    <style:style style:name="T36" style:family="text">
      <style:text-properties style:font-name="PT Sans" fo:font-weight="normal" style:font-weight-asian="normal" style:font-weight-complex="normal"/>
    </style:style>
    <style:style style:name="T37" style:family="text">
      <style:text-properties style:font-name="PT Sans" fo:font-weight="normal" officeooo:rsid="00159069" style:font-weight-asian="normal" style:font-weight-complex="normal"/>
    </style:style>
    <style:style style:name="T38" style:family="text">
      <style:text-properties style:font-name="PT Sans" fo:font-weight="normal" officeooo:rsid="00177ea7" style:font-weight-asian="normal" style:font-weight-complex="normal"/>
    </style:style>
    <style:style style:name="T39" style:family="text">
      <style:text-properties style:font-name="PT Sans" fo:font-weight="normal" officeooo:rsid="0019280d" style:font-weight-asian="normal" style:font-weight-complex="normal"/>
    </style:style>
    <style:style style:name="T40" style:family="text">
      <style:text-properties style:font-name="PT Sans" officeooo:rsid="00177ea7"/>
    </style:style>
    <style:style style:name="T41" style:family="text">
      <style:text-properties style:font-name="PT Sans" style:font-weight-asian="bold" style:font-weight-complex="bold"/>
    </style:style>
    <style:style style:name="T42" style:family="text">
      <style:text-properties style:font-name="PT Sans" officeooo:rsid="00177ea7" style:font-weight-asian="bold" style:font-weight-complex="bold"/>
    </style:style>
    <style:style style:name="T43" style:family="text">
      <style:text-properties officeooo:rsid="00159069" style:font-weight-asian="normal" style:font-weight-complex="normal"/>
    </style:style>
    <style:style style:name="T44" style:family="text">
      <style:text-properties officeooo:rsid="00177ea7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14">justify-content</text:span></text:span><text:span text:style-name="T24">, alinea elementos horizontalmente y acepta los siguientes valores:</text:span></text:p>
      <text:list xml:id="list3974269537" text:style-name="L1">
        <text:list-item>
          <text:p text:style-name="P9"><text:span text:style-name="Source_20_Text"><text:span text:style-name="T15">flex-start</text:span></text:span><text:span text:style-name="T24">: Alinea elementos al lado izquierdo del contenedor.</text:span></text:p>
        </text:list-item>
        <text:list-item>
          <text:p text:style-name="P10"><text:span text:style-name="Source_20_Text"><text:span text:style-name="T15">flex-end</text:span></text:span><text:span text:style-name="T24">: Alinea elementos al lado derecho del contenedor.</text:span></text:p>
        </text:list-item>
        <text:list-item>
          <text:p text:style-name="P10"><text:span text:style-name="Source_20_Text"><text:span text:style-name="T15">center</text:span></text:span><text:span text:style-name="T24">: Alinea elementos en el centro del contenedor.</text:span></text:p>
        </text:list-item>
        <text:list-item>
          <text:p text:style-name="P10"><text:span text:style-name="Source_20_Text"><text:span text:style-name="T15">space-between</text:span></text:span><text:span text:style-name="T24">: Muestra elementos con la misma distancia entre ellos.</text:span></text:p>
        </text:list-item>
        <text:list-item>
          <text:p text:style-name="P10"><text:span text:style-name="Source_20_Text"><text:span text:style-name="T15">space-around</text:span></text:span><text:span text:style-name="T24">: Muestra elementos con la misma separación alrededor de ellos.</text:span></text:p>
        </text:list-item>
        <text:list-item>
          <text:p text:style-name="P8"><text:a xlink:type="simple" xlink:href="https://developer.mozilla.org/en-US/docs/Web/CSS/justify-content#space-evenly" text:style-name="Internet_20_link" text:visited-style-name="Visited_20_Internet_20_Link"><text:span text:style-name="Source_20_Text">Space-evenly</text:span></text:a><text:span text:style-name="Source_20_Text"><text:span text:style-name="T26">:</text:span></text:span><text:span text:style-name="Source_20_Text"><text:span text:style-name="T27"> </text:span></text:span><text:span text:style-name="T24">The items are evenly distributed within the alignment container along the main axis. The spacing between each pair of adjacent items, the main-start edge and the first item, and the main-end edge and the last item, are all exactly the same.</text:span></text:p>
        </text:list-item>
      </text:list>
      <text:p text:style-name="P7"/>
      <text:p text:style-name="P1"><text:span text:style-name="Source_20_Text"><text:span text:style-name="T16">align-items </text:span></text:span><text:span text:style-name="T24">Esta propiedad CSS alinea elementos verticalmente y acepta los siguientes valores:</text:span></text:p>
      <text:p text:style-name="P1"><text:span text:style-name="Source_20_Text"><text:span text:style-name="T15">flex-start</text:span></text:span><text:span text:style-name="T24">: Alinea elementos a la parte superior del contenedor.</text:span></text:p>
      <text:list xml:id="list1577726546" text:style-name="L2">
        <text:list-item>
          <text:p text:style-name="P11"><text:span text:style-name="Source_20_Text"><text:span text:style-name="T15">flex-end</text:span></text:span><text:span text:style-name="T24">: Alinea elementos a la parte inferior del contenedor.</text:span></text:p>
        </text:list-item>
        <text:list-item>
          <text:p text:style-name="P11"><text:span text:style-name="Source_20_Text"><text:span text:style-name="T15">center</text:span></text:span><text:span text:style-name="T24">: Alinea elementos en el centro (verticalmente hablando) del contenedor.</text:span></text:p>
        </text:list-item>
        <text:list-item>
          <text:p text:style-name="P11"><text:span text:style-name="Source_20_Text"><text:span text:style-name="T15">baseline</text:span></text:span><text:span text:style-name="T24">: Muestra elementos en la línea base del contenedor</text:span></text:p>
        </text:list-item>
        <text:list-item>
          <text:p text:style-name="P11"><text:span text:style-name="Source_20_Text"><text:span text:style-name="T15">stretch</text:span></text:span><text:span text:style-name="T24">: Elementos se estiran para ajustarse al contenedor.</text:span></text:p>
          <text:p text:style-name="P18"/>
        </text:list-item>
      </text:list>
      <text:p text:style-name="P1"><text:span text:style-name="Source_20_Text"><text:span text:style-name="T14">flex-direction</text:span></text:span><text:span text:style-name="T24">. Esta propiedad CSS define la dirección de los elementos en el contenedor, y acepta los siguientes valores:</text:span></text:p>
      <text:list xml:id="list2670728183" text:style-name="L3">
        <text:list-item>
          <text:p text:style-name="P12"><text:span text:style-name="Source_20_Text"><text:span text:style-name="T15">row</text:span></text:span><text:span text:style-name="T24">: Elementos son colocados en la misma dirección del texto.</text:span></text:p>
        </text:list-item>
        <text:list-item>
          <text:p text:style-name="P13"><text:span text:style-name="Source_20_Text"><text:span text:style-name="T15">row-reverse</text:span></text:span><text:span text:style-name="T24">: Elementos son colocados en la dirección opuesta al texto.</text:span></text:p>
        </text:list-item>
        <text:list-item>
          <text:p text:style-name="P13"><text:span text:style-name="Source_20_Text"><text:span text:style-name="T15">column</text:span></text:span><text:span text:style-name="T24">: Elementos se colocan de arriba hacia abajo.</text:span></text:p>
        </text:list-item>
        <text:list-item>
          <text:p text:style-name="P13"><text:span text:style-name="Source_20_Text"><text:span text:style-name="T15">column-reverse</text:span></text:span><text:span text:style-name="T24">: Elementos se colocan de abajo hacia arriba.</text:span></text:p>
        </text:list-item>
      </text:list>
      <text:p text:style-name="P19"/>
      <text:p text:style-name="P1"><text:span text:style-name="T24">A veces, invertir el orden de una fila o columna de un contenedor no es suficiente. En esos casos, nosotros podemos aplicar la propiedad </text:span><text:span text:style-name="Source_20_Text"><text:span text:style-name="T16">order</text:span></text:span><text:span text:style-name="Source_20_Text"><text:span text:style-name="T21"> </text:span></text:span><text:span text:style-name="T24">a elementos individuales. Por defecto, los elementos tienen un valor 0, pero nosotros podemos usar esta propiedad para establecerlo a un número entero positivo o negativo.</text:span></text:p>
      <text:p text:style-name="P19"/>
      <text:p text:style-name="P3"><text:span text:style-name="T24">Otra propiedad que puedes aplicar a elementos individuales es </text:span><text:span text:style-name="Source_20_Text"><text:span text:style-name="T16">align-self</text:span></text:span><text:span text:style-name="T24">. Esta propiedad acepta los mismos valores de </text:span><text:span text:style-name="Source_20_Text"><text:span text:style-name="T16">align-items</text:span></text:span><text:span text:style-name="Source_20_Text"><text:span text:style-name="T21"> </text:span></text:span><text:span text:style-name="T24">y sus valores son usados para un elemento específico</text:span></text:p>
      <text:p text:style-name="P6"/>
      <text:p text:style-name="P4"><text:bookmark text:name="instructions"/><text:span text:style-name="T24">la propiedad </text:span><text:span text:style-name="Source_20_Text"><text:span text:style-name="T29">flex-wrap</text:span></text:span><text:span text:style-name="T24">, la cual acepta los siguientes valores:</text:span></text:p>
      <text:list xml:id="list685723805" text:style-name="L4">
        <text:list-item>
          <text:p text:style-name="P16"><text:soft-page-break/><text:span text:style-name="Source_20_Text"><text:span text:style-name="T30">nowrap</text:span></text:span><text:span text:style-name="T24">: Cada elemento se ajusta en una sola línea.</text:span></text:p>
        </text:list-item>
        <text:list-item>
          <text:p text:style-name="P17"><text:span text:style-name="Source_20_Text"><text:span text:style-name="T30">wrap</text:span></text:span><text:span text:style-name="T28">:</text:span><text:span text:style-name="T24"> los elementos se envuelven alrededor de líneas adicionales.</text:span></text:p>
        </text:list-item>
        <text:list-item>
          <text:p text:style-name="P17"><text:span text:style-name="Source_20_Text"><text:span text:style-name="T30">wrap-reverse</text:span></text:span><text:span text:style-name="T28">:</text:span><text:span text:style-name="T24"> Los elementos se envuelven alrededor de líneas adicionales en reversa.</text:span></text:p>
        </text:list-item>
      </text:list>
      <text:p text:style-name="P20"/>
      <text:p text:style-name="P2"><text:span text:style-name="T24">Las dos propiedades </text:span><text:span text:style-name="Source_20_Text"><text:span text:style-name="T14">flex-direction </text:span></text:span><text:span text:style-name="T24">y </text:span><text:span text:style-name="Source_20_Text"><text:span text:style-name="T14">flex-wrap </text:span></text:span><text:span text:style-name="T24">son usadas a menudo en conjunto con la propiedad abreviada </text:span><text:span text:style-name="Source_20_Text"><text:span text:style-name="T14">flex-flow</text:span></text:span><text:span text:style-name="T24">, la cual fue creada para combinarlas. Esta propiedad abreviada, acepta un valor de cada una separada por un espacio.</text:span></text:p>
      <text:p text:style-name="P5"><text:span text:style-name="T24">Por ejemplo, puedes usar </text:span><text:span text:style-name="Source_20_Text"><text:span text:style-name="T14">flex-flow </text:span></text:span><text:span text:style-name="T24">para establecer filas y envolverlas.</text:span></text:p>
      <text:p text:style-name="P5"><text:span text:style-name="T24">Trata de usar </text:span><text:span text:style-name="Source_20_Text"><text:span text:style-name="T14">flex-flow </text:span></text:span><text:span text:style-name="T24">para volver a realizar el nivel anterior.</text:span></text:p>
      <text:p text:style-name="P21"/>
      <text:p text:style-name="P5"><text:span text:style-name="T24">Puedes usar </text:span><text:span text:style-name="Source_20_Text"><text:span text:style-name="T14">align-content </text:span></text:span><text:span text:style-name="T24">para establecer como múltiples líneas están separadas una de otra. Esta propiedad acepta los siguientes valores:</text:span></text:p>
      <text:list xml:id="list611214694" text:style-name="L5">
        <text:list-item>
          <text:p text:style-name="P14"><text:span text:style-name="Source_20_Text"><text:span text:style-name="T15">flex-start</text:span></text:span><text:span text:style-name="T24">: Las líneas se posicionan en la parte superior del contenedor.</text:span></text:p>
        </text:list-item>
        <text:list-item>
          <text:p text:style-name="P15"><text:span text:style-name="Source_20_Text"><text:span text:style-name="T15">flex-end</text:span></text:span><text:span text:style-name="T24">: Las líneas se posicionan en la parte inferior del contenedor.</text:span></text:p>
        </text:list-item>
        <text:list-item>
          <text:p text:style-name="P15"><text:span text:style-name="Source_20_Text"><text:span text:style-name="T15">center</text:span></text:span><text:span text:style-name="T24">: Las líneas se posicionan en el centro (verticalmente hablando) del contenedor.</text:span></text:p>
        </text:list-item>
        <text:list-item>
          <text:p text:style-name="P15"><text:span text:style-name="Source_20_Text"><text:span text:style-name="T15">space-between</text:span></text:span><text:span text:style-name="T24">: Las líneas se muestran con la misma distancia entre ellas.</text:span></text:p>
        </text:list-item>
        <text:list-item>
          <text:p text:style-name="P15"><text:span text:style-name="Source_20_Text"><text:span text:style-name="T15">space-around</text:span></text:span><text:span text:style-name="T24">: Las líneas se muestran con la misma separación alrededor de ellas.</text:span></text:p>
        </text:list-item>
        <text:list-item>
          <text:p text:style-name="P15"><text:span text:style-name="Source_20_Text"><text:span text:style-name="T15">stretch</text:span></text:span><text:span text:style-name="T24">: Las líneas se estiran para ajustarse al contenedor.</text:span></text:p>
        </text:list-item>
      </text:list>
      <text:p text:style-name="P5"><text:span text:style-name="T24">Esto puede ser confuso, pero </text:span><text:span text:style-name="Source_20_Text"><text:span text:style-name="T14">align-content </text:span></text:span><text:span text:style-name="T24">determina el espacio entre las líneas, mientras que </text:span><text:span text:style-name="Source_20_Text"><text:span text:style-name="T14">align-items </text:span></text:span><text:span text:style-name="T24">determina como los elementos en su conjunto están alineados dentro del contenedor. Cuando hay solo una línea, </text:span><text:span text:style-name="Source_20_Text"><text:span text:style-name="T14">align-content </text:span></text:span><text:span text:style-name="T24">no tiene efecto.</text:span></text:p>
      <text:p text:style-name="P21"/>
      <text:p text:style-name="P22"/>
      <text:p text:style-name="P23"><text:span text:style-name="T31">g</text:span>rid-column-start:<text:span text:style-name="T32"> </text:span><text:span text:style-name="T33">Define la posición inicial de un elemento respecto a las columnas de la cuadrícula.</text:span></text:p>
      <text:p text:style-name="P23"><text:span text:style-name="T43">grid-column-end :</text:span><text:span text:style-name="T33"> Define la posición final de un elemento respecto a las columnas de la cuadrícula.</text:span></text:p>
      <text:p text:style-name="P23"><text:span text:style-name="T37">En lugar de definir un elemento en la cuadrícula basado en la posición inicial y final, puedes definirlo basado en la longitud de columnas deseada usando la palabra clave </text:span><text:span text:style-name="Source_20_Text"><text:span text:style-name="T1">span</text:span></text:span><text:span text:style-name="T37">. Ten presente que </text:span><text:span text:style-name="Source_20_Text"><text:span text:style-name="T1">span </text:span></text:span><text:span text:style-name="T37">solo funciona con valores positivos. </text:span></text:p>
      <text:p text:style-name="P23"><text:span text:style-name="T37">Escribir ambos </text:span><text:span text:style-name="Source_20_Text"><text:span text:style-name="T2">grid-column-start </text:span></text:span><text:span text:style-name="T37">y </text:span><text:span text:style-name="Source_20_Text"><text:span text:style-name="T2">grid-column-end </text:span></text:span><text:span text:style-name="T37">cada vez puede resultar cansador. Afortunadamente, </text:span><text:span text:style-name="Source_20_Text"><text:span text:style-name="T2">grid-column </text:span></text:span><text:span text:style-name="T37">es una propiedad abreviada que acepta ambos valores a la vez, separados por una barra oblicua.</text:span></text:p>
      <text:p text:style-name="P27"><text:span text:style-name="T17">g</text:span><text:span text:style-name="T13">rid-column-start / </text:span><text:span text:style-name="T17">g</text:span><text:span text:style-name="T13">rid-column-</text:span><text:span text:style-name="T17">end</text:span><text:span text:style-name="T13"> :</text:span><text:span text:style-name="T22"> </text:span><text:span text:style-name="T23">Define la posición inicial de un elemento respecto a las columnas de la cuadrícula.</text:span></text:p>
      <text:p text:style-name="P23"><text:span text:style-name="T31">g</text:span>rid-<text:span text:style-name="T31">row</text:span>-start:<text:span text:style-name="T32"> </text:span><text:span text:style-name="T33">Define la posición inicial de un elemento respecto a las columnas de la cuadrícula.</text:span></text:p>
      <text:p text:style-name="P28"><text:span text:style-name="T18">grid-row-end :</text:span><text:span text:style-name="T23"> Define la posición final de un elemento respecto a las filas de la cuadrícula.</text:span><text:line-break/><text:span text:style-name="T25">Escribir ambos </text:span><text:span text:style-name="Source_20_Text"><text:span text:style-name="T19">grid-</text:span></text:span><text:span text:style-name="Source_20_Text"><text:span text:style-name="T20">row</text:span></text:span><text:span text:style-name="Source_20_Text"><text:span text:style-name="T19">-start </text:span></text:span><text:span text:style-name="T25">y </text:span><text:span text:style-name="Source_20_Text"><text:span text:style-name="T19">grid-</text:span></text:span><text:span text:style-name="Source_20_Text"><text:span text:style-name="T20">row</text:span></text:span><text:span text:style-name="Source_20_Text"><text:span text:style-name="T19">-end </text:span></text:span><text:span text:style-name="T25">cada vez puede resultar cansador. Afortunadamente, </text:span><text:span text:style-name="Source_20_Text"><text:span text:style-name="T19">grid-</text:span></text:span><text:span text:style-name="Source_20_Text"><text:span text:style-name="T20">row</text:span></text:span><text:span text:style-name="Source_20_Text"><text:span text:style-name="T19"> </text:span></text:span><text:span text:style-name="T25">es una propiedad abreviada que acepta ambos valores a la vez, separados por una barra oblicua.</text:span><text:line-break/><text:span text:style-name="T44">S</text:span><text:span text:style-name="T12">i escribir </text:span><text:span text:style-name="Source_20_Text"><text:span text:style-name="T10">grid-column </text:span></text:span><text:span text:style-name="T12">y </text:span><text:span text:style-name="Source_20_Text"><text:span text:style-name="T10">grid-row </text:span></text:span><text:span text:style-name="T12">se te hace demasiado pesado, aquí tienes otra propiedad abreviada. </text:span><text:span text:style-name="Source_20_Text"><text:span text:style-name="T10">Grid-area </text:span></text:span><text:span text:style-name="T12">admite cuatro valores separados por barras oblicuas: </text:span><text:span text:style-name="Source_20_Text"><text:span text:style-name="T10">grid-row-start</text:span></text:span><text:span text:style-name="T12">, </text:span><text:span text:style-name="Source_20_Text"><text:span text:style-name="T10">grid-column-start</text:span></text:span><text:span text:style-name="T12">, </text:span><text:span text:style-name="Source_20_Text"><text:span text:style-name="T10">grid-row-end</text:span></text:span><text:span text:style-name="T12">, seguido de </text:span><text:span text:style-name="Source_20_Text"><text:span text:style-name="T10">grid-column-end</text:span></text:span><text:span text:style-name="T12">.</text:span></text:p>
      <text:p text:style-name="P28"><text:span text:style-name="T12">Si los elementos de la cuadrícula no se sitúan explícitamente con </text:span><text:span text:style-name="Source_20_Text"><text:span text:style-name="T8">grid-area</text:span></text:span><text:span text:style-name="T12">, </text:span><text:span text:style-name="Source_20_Text"><text:span text:style-name="T8">grid-column</text:span></text:span><text:span text:style-name="T12">, </text:span><text:span text:style-name="Source_20_Text"><text:span text:style-name="T8">grid-row</text:span></text:span><text:span text:style-name="T12">, etc., se sitúan automáticamente de acuerdo al orden en el código fuente. Puedes sobrescribir esto usando la propiedad </text:span><text:span text:style-name="Source_20_Text"><text:span text:style-name="T8">order</text:span></text:span><text:span text:style-name="T12">, que es una de las ventajas de la cuadrícula frente al diseño basado en tablas.</text:span></text:p>
      <text:p text:style-name="P4"><text:span text:style-name="T12">Por defecto, el valor de </text:span><text:span text:style-name="Source_20_Text"><text:span text:style-name="T8">order </text:span></text:span><text:span text:style-name="T12">de todos los elementos es igual a 0, pero puede ser establecido a cualquier valor positivo o negativo, de manera similar a </text:span><text:span text:style-name="Source_20_Text"><text:span text:style-name="T9">z-index</text:span></text:span><text:span text:style-name="T12">.</text:span></text:p>
      <text:p text:style-name="P4"><text:span text:style-name="T12">Ahora mismo, las zanahorias en la segunda columna están siendo envenenadas y las malas hierbas en la última columna, regadas. !Cambia el valor de </text:span><text:span text:style-name="Source_20_Text"><text:span text:style-name="T8">order </text:span></text:span><text:span text:style-name="T12">del veneno para solucionar esto!</text:span></text:p>
      <text:p text:style-name="P24"><text:span text:style-name="T42">G</text:span><text:span text:style-name="T41">rid-template-columns:</text:span><text:span text:style-name="T36"> </text:span><text:span text:style-name="T38">Especifica el tamaño y los nombres de las columnas de la cuadrícula.</text:span><text:span text:style-name="T36"> </text:span><text:span text:style-name="T39">N</text:span><text:span text:style-name="T36">o acepta solo valores porcentuales, sino también otras unidades como pixels y ems. Incluso puedes mezclar diferentes unidades a la vez.</text:span></text:p>
      <text:p text:style-name="P25"><text:soft-page-break/><text:span text:style-name="T36">Usando </text:span><text:span text:style-name="Source_20_Text"><text:span text:style-name="T3">grid-template-columns </text:span></text:span><text:span text:style-name="T36">con la función </text:span><text:span text:style-name="Source_20_Text"><text:span text:style-name="T4">repeat</text:span></text:span><text:span text:style-name="T36">, crea ocho columnas, cada una con una anchura del 12.5%. De esta manera no inundarás tu jardín. </text:span><text:span text:style-name="T39">grid-template-columns: repeat(8, 12.5%);</text:span></text:p>
      <text:p text:style-name="P25"><text:span text:style-name="T39">CSS Grid también introduce una nueva medida, la fracción </text:span><text:span text:style-name="Source_20_Text"><text:span text:style-name="T5">fr</text:span></text:span><text:span text:style-name="T39">. Cada unidad </text:span><text:span text:style-name="Source_20_Text"><text:span text:style-name="T5">fr </text:span></text:span><text:span text:style-name="T39">asigna una porción del espacio disponible. Por ejemplo, si dos elementos están establecidos a </text:span><text:span text:style-name="Source_20_Text"><text:span text:style-name="T5">1fr </text:span></text:span><text:span text:style-name="T39">y </text:span><text:span text:style-name="Source_20_Text"><text:span text:style-name="T5">3fr </text:span></text:span><text:span text:style-name="T39">respectivamente el espacio se divide en 4 porciones iguales; el primer elemento ocupa 1/4 del espacio y el segundo elemento los 3/4 restantes.</text:span></text:p>
      <text:p text:style-name="P25"><text:span text:style-name="T39"/></text:p>
      <text:p text:style-name="P25"><text:span text:style-name="Source_20_Text"><text:span text:style-name="T7">g</text:span></text:span><text:span text:style-name="Source_20_Text"><text:span text:style-name="T6">rid-template </text:span></text:span><text:span text:style-name="T39">es una propiedad abreviada que combina </text:span><text:span text:style-name="Source_20_Text"><text:span text:style-name="T6">grid-template-rows </text:span></text:span><text:span text:style-name="T39">y </text:span><text:span text:style-name="Source_20_Text"><text:span text:style-name="T6">grid-template-column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ource Code Pro" svg:font-family="'Source Code Pro', monospac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8:30:52.275411886</meta:creation-date>
    <meta:editing-duration>PT14M57S</meta:editing-duration>
    <meta:editing-cycles>2</meta:editing-cycles>
    <meta:generator>LibreOffice/7.3.7.2$Linux_X86_64 LibreOffice_project/30$Build-2</meta:generator>
    <dc:date>2024-10-18T19:47:44.614158712</dc:date>
    <meta:document-statistic meta:table-count="0" meta:image-count="0" meta:object-count="0" meta:page-count="4" meta:paragraph-count="50" meta:word-count="957" meta:character-count="6289" meta:non-whitespace-character-count="5404"/>
  </office:meta>
</office:document-meta>
</file>